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.7974351317326467">
            <text:p>3.7974351317326467</text:p>
          </table:table-cell>
          <table:table-cell office:value-type="float" office:value="3.57048597548263">
            <text:p>3.57048597548263</text:p>
          </table:table-cell>
          <table:table-cell office:value-type="float" office:value="3.4550733806711076">
            <text:p>3.4550733806711076</text:p>
          </table:table-cell>
          <table:table-cell office:value-type="float" office:value="3.527346525095184">
            <text:p>3.527346525095184</text:p>
          </table:table-cell>
          <table:table-cell office:value-type="float" office:value="3.5605294224694153">
            <text:p>3.5605294224694153</text:p>
          </table:table-cell>
          <table:table-cell office:value-type="float" office:value="4.070965098382202">
            <text:p>4.070965098382202</text:p>
          </table:table-cell>
          <table:table-cell office:value-type="float" office:value="6.574617451362154">
            <text:p>6.574617451362154</text:p>
          </table:table-cell>
          <table:table-cell office:value-type="float" office:value="7.70844851436054">
            <text:p>7.70844851436054</text:p>
          </table:table-cell>
          <table:table-cell office:value-type="float" office:value="8.053531381783788">
            <text:p>8.053531381783788</text:p>
          </table:table-cell>
          <table:table-cell office:value-type="float" office:value="7.79900556250731">
            <text:p>7.79900556250731</text:p>
          </table:table-cell>
          <table:table-cell office:value-type="float" office:value="7.512354554952963">
            <text:p>7.512354554952963</text:p>
          </table:table-cell>
          <table:table-cell office:value-type="float" office:value="7.9915863726234">
            <text:p>7.9915863726234</text:p>
          </table:table-cell>
          <table:table-cell office:value-type="float" office:value="7.408593363125261">
            <text:p>7.408593363125261</text:p>
          </table:table-cell>
          <table:table-cell office:value-type="float" office:value="7.054264048270663">
            <text:p>7.054264048270663</text:p>
          </table:table-cell>
          <table:table-cell office:value-type="float" office:value="6.101145173266906">
            <text:p>6.101145173266906</text:p>
          </table:table-cell>
          <table:table-cell office:value-type="float" office:value="6.075945373058121">
            <text:p>6.075945373058121</text:p>
          </table:table-cell>
          <table:table-cell office:value-type="float" office:value="6.331140539942452">
            <text:p>6.331140539942452</text:p>
          </table:table-cell>
          <table:table-cell office:value-type="float" office:value="6.837769709062255">
            <text:p>6.837769709062255</text:p>
          </table:table-cell>
          <table:table-cell office:value-type="float" office:value="6.248537379569513">
            <text:p>6.248537379569513</text:p>
          </table:table-cell>
          <table:table-cell office:value-type="float" office:value="6.493346580121043">
            <text:p>6.493346580121043</text:p>
          </table:table-cell>
          <table:table-cell office:value-type="float" office:value="6.304683531080286">
            <text:p>6.304683531080286</text:p>
          </table:table-cell>
          <table:table-cell office:value-type="float" office:value="5.929006882053839">
            <text:p>5.929006882053839</text:p>
          </table:table-cell>
          <table:table-cell office:value-type="float" office:value="4.9253805317063355">
            <text:p>4.9253805317063355</text:p>
          </table:table-cell>
          <table:table-cell office:value-type="float" office:value="4.344144464175262">
            <text:p>4.34414446417526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725590607214098">
            <text:p>0.3725590607214098</text:p>
          </table:table-cell>
          <table:table-cell office:value-type="float" office:value="0.24205214547156534">
            <text:p>0.24205214547156534</text:p>
          </table:table-cell>
          <table:table-cell office:value-type="float" office:value="0.24216648525302767">
            <text:p>0.24216648525302767</text:p>
          </table:table-cell>
          <table:table-cell office:value-type="float" office:value="0.21573524765489252">
            <text:p>0.21573524765489252</text:p>
          </table:table-cell>
          <table:table-cell office:value-type="float" office:value="0.22721221708878608">
            <text:p>0.22721221708878608</text:p>
          </table:table-cell>
          <table:table-cell office:value-type="float" office:value="0.463623746936738">
            <text:p>0.463623746936738</text:p>
          </table:table-cell>
          <table:table-cell office:value-type="float" office:value="0.9296717264489837">
            <text:p>0.9296717264489837</text:p>
          </table:table-cell>
          <table:table-cell office:value-type="float" office:value="1.1572510885466596">
            <text:p>1.1572510885466596</text:p>
          </table:table-cell>
          <table:table-cell office:value-type="float" office:value="1.2756447456738405">
            <text:p>1.2756447456738405</text:p>
          </table:table-cell>
          <table:table-cell office:value-type="float" office:value="1.1946204205048108">
            <text:p>1.1946204205048108</text:p>
          </table:table-cell>
          <table:table-cell office:value-type="float" office:value="1.1843027759381115">
            <text:p>1.1843027759381115</text:p>
          </table:table-cell>
          <table:table-cell office:value-type="float" office:value="1.1007315916430627">
            <text:p>1.1007315916430627</text:p>
          </table:table-cell>
          <table:table-cell office:value-type="float" office:value="1.0722924581499027">
            <text:p>1.0722924581499027</text:p>
          </table:table-cell>
          <table:table-cell office:value-type="float" office:value="1.0099122760715817">
            <text:p>1.0099122760715817</text:p>
          </table:table-cell>
          <table:table-cell office:value-type="float" office:value="0.9640045452645369">
            <text:p>0.9640045452645369</text:p>
          </table:table-cell>
          <table:table-cell office:value-type="float" office:value="0.9859625731753617">
            <text:p>0.9859625731753617</text:p>
          </table:table-cell>
          <table:table-cell office:value-type="float" office:value="1.2443974553582429">
            <text:p>1.2443974553582429</text:p>
          </table:table-cell>
          <table:table-cell office:value-type="float" office:value="1.876901823543224">
            <text:p>1.876901823543224</text:p>
          </table:table-cell>
          <table:table-cell office:value-type="float" office:value="1.687312125654193">
            <text:p>1.687312125654193</text:p>
          </table:table-cell>
          <table:table-cell office:value-type="float" office:value="1.4279303772574128">
            <text:p>1.4279303772574128</text:p>
          </table:table-cell>
          <table:table-cell office:value-type="float" office:value="1.3805696702246146">
            <text:p>1.3805696702246146</text:p>
          </table:table-cell>
          <table:table-cell office:value-type="float" office:value="1.2289859162252699">
            <text:p>1.2289859162252699</text:p>
          </table:table-cell>
          <table:table-cell office:value-type="float" office:value="0.9197621024080116">
            <text:p>0.9197621024080116</text:p>
          </table:table-cell>
          <table:table-cell office:value-type="float" office:value="0.7150057658585609">
            <text:p>0.715005765858560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3.6700632011257035">
            <text:p>3.6700632011257035</text:p>
          </table:table-cell>
          <table:table-cell office:value-type="float" office:value="3.3381584122622985">
            <text:p>3.3381584122622985</text:p>
          </table:table-cell>
          <table:table-cell office:value-type="float" office:value="3.059077456391972">
            <text:p>3.059077456391972</text:p>
          </table:table-cell>
          <table:table-cell office:value-type="float" office:value="3.099130731793933">
            <text:p>3.099130731793933</text:p>
          </table:table-cell>
          <table:table-cell office:value-type="float" office:value="3.1682362440559078">
            <text:p>3.1682362440559078</text:p>
          </table:table-cell>
          <table:table-cell office:value-type="float" office:value="3.5694189217318044">
            <text:p>3.5694189217318044</text:p>
          </table:table-cell>
          <table:table-cell office:value-type="float" office:value="4.61404638342346">
            <text:p>4.61404638342346</text:p>
          </table:table-cell>
          <table:table-cell office:value-type="float" office:value="5.110278302099415">
            <text:p>5.110278302099415</text:p>
          </table:table-cell>
          <table:table-cell office:value-type="float" office:value="5.283711063040882">
            <text:p>5.283711063040882</text:p>
          </table:table-cell>
          <table:table-cell office:value-type="float" office:value="5.494207632756776">
            <text:p>5.494207632756776</text:p>
          </table:table-cell>
          <table:table-cell office:value-type="float" office:value="5.6488219346004325">
            <text:p>5.6488219346004325</text:p>
          </table:table-cell>
          <table:table-cell office:value-type="float" office:value="5.743262039303927">
            <text:p>5.743262039303927</text:p>
          </table:table-cell>
          <table:table-cell office:value-type="float" office:value="5.6318104319410445">
            <text:p>5.6318104319410445</text:p>
          </table:table-cell>
          <table:table-cell office:value-type="float" office:value="5.359246197128542">
            <text:p>5.359246197128542</text:p>
          </table:table-cell>
          <table:table-cell office:value-type="float" office:value="5.342443039123631">
            <text:p>5.342443039123631</text:p>
          </table:table-cell>
          <table:table-cell office:value-type="float" office:value="5.2991586584349335">
            <text:p>5.2991586584349335</text:p>
          </table:table-cell>
          <table:table-cell office:value-type="float" office:value="5.6639219264799845">
            <text:p>5.6639219264799845</text:p>
          </table:table-cell>
          <table:table-cell office:value-type="float" office:value="6.493239645537455">
            <text:p>6.493239645537455</text:p>
          </table:table-cell>
          <table:table-cell office:value-type="float" office:value="6.408669582329153">
            <text:p>6.408669582329153</text:p>
          </table:table-cell>
          <table:table-cell office:value-type="float" office:value="6.268616544219701">
            <text:p>6.268616544219701</text:p>
          </table:table-cell>
          <table:table-cell office:value-type="float" office:value="6.211952645957558">
            <text:p>6.211952645957558</text:p>
          </table:table-cell>
          <table:table-cell office:value-type="float" office:value="5.799925849408953">
            <text:p>5.799925849408953</text:p>
          </table:table-cell>
          <table:table-cell office:value-type="float" office:value="5.1604956523693035">
            <text:p>5.1604956523693035</text:p>
          </table:table-cell>
          <table:table-cell office:value-type="float" office:value="4.676184045271401">
            <text:p>4.6761840452714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6.390888262333612">
            <text:p>6.390888262333612</text:p>
          </table:table-cell>
          <table:table-cell office:value-type="float" office:value="6.009259244730188">
            <text:p>6.009259244730188</text:p>
          </table:table-cell>
          <table:table-cell office:value-type="float" office:value="5.85650567516666">
            <text:p>5.85650567516666</text:p>
          </table:table-cell>
          <table:table-cell office:value-type="float" office:value="5.927821697765496">
            <text:p>5.927821697765496</text:p>
          </table:table-cell>
          <table:table-cell office:value-type="float" office:value="5.9927182659928695">
            <text:p>5.9927182659928695</text:p>
          </table:table-cell>
          <table:table-cell office:value-type="float" office:value="6.494250748904342">
            <text:p>6.494250748904342</text:p>
          </table:table-cell>
          <table:table-cell office:value-type="float" office:value="7.335841084767302">
            <text:p>7.335841084767302</text:p>
          </table:table-cell>
          <table:table-cell office:value-type="float" office:value="8.895621333417608">
            <text:p>8.895621333417608</text:p>
          </table:table-cell>
          <table:table-cell office:value-type="float" office:value="9.327617509619346">
            <text:p>9.327617509619346</text:p>
          </table:table-cell>
          <table:table-cell office:value-type="float" office:value="9.645035380584348">
            <text:p>9.645035380584348</text:p>
          </table:table-cell>
          <table:table-cell office:value-type="float" office:value="9.489274389727012">
            <text:p>9.489274389727012</text:p>
          </table:table-cell>
          <table:table-cell office:value-type="float" office:value="9.63474703356638">
            <text:p>9.63474703356638</text:p>
          </table:table-cell>
          <table:table-cell office:value-type="float" office:value="9.586387741477386">
            <text:p>9.586387741477386</text:p>
          </table:table-cell>
          <table:table-cell office:value-type="float" office:value="9.444007561164556">
            <text:p>9.444007561164556</text:p>
          </table:table-cell>
          <table:table-cell office:value-type="float" office:value="8.800956780692832">
            <text:p>8.800956780692832</text:p>
          </table:table-cell>
          <table:table-cell office:value-type="float" office:value="8.821742318940244">
            <text:p>8.821742318940244</text:p>
          </table:table-cell>
          <table:table-cell office:value-type="float" office:value="8.55815579927909">
            <text:p>8.55815579927909</text:p>
          </table:table-cell>
          <table:table-cell office:value-type="float" office:value="8.96911809863328">
            <text:p>8.96911809863328</text:p>
          </table:table-cell>
          <table:table-cell office:value-type="float" office:value="8.689745048846804">
            <text:p>8.689745048846804</text:p>
          </table:table-cell>
          <table:table-cell office:value-type="float" office:value="8.553212447683887">
            <text:p>8.553212447683887</text:p>
          </table:table-cell>
          <table:table-cell office:value-type="float" office:value="8.364066297638956">
            <text:p>8.364066297638956</text:p>
          </table:table-cell>
          <table:table-cell office:value-type="float" office:value="8.07704312012002">
            <text:p>8.07704312012002</text:p>
          </table:table-cell>
          <table:table-cell office:value-type="float" office:value="7.249499357353303">
            <text:p>7.249499357353303</text:p>
          </table:table-cell>
          <table:table-cell office:value-type="float" office:value="6.734873926271834">
            <text:p>6.73487392627183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.5353183512419046">
            <text:p>3.5353183512419046</text:p>
          </table:table-cell>
          <table:table-cell office:value-type="float" office:value="3.326964187313055">
            <text:p>3.326964187313055</text:p>
          </table:table-cell>
          <table:table-cell office:value-type="float" office:value="3.237792783589997">
            <text:p>3.237792783589997</text:p>
          </table:table-cell>
          <table:table-cell office:value-type="float" office:value="3.1539840123215606">
            <text:p>3.1539840123215606</text:p>
          </table:table-cell>
          <table:table-cell office:value-type="float" office:value="3.148030254207329">
            <text:p>3.148030254207329</text:p>
          </table:table-cell>
          <table:table-cell office:value-type="float" office:value="3.485506005273906">
            <text:p>3.485506005273906</text:p>
          </table:table-cell>
          <table:table-cell office:value-type="float" office:value="4.408240502388887">
            <text:p>4.408240502388887</text:p>
          </table:table-cell>
          <table:table-cell office:value-type="float" office:value="4.909923117050045">
            <text:p>4.909923117050045</text:p>
          </table:table-cell>
          <table:table-cell office:value-type="float" office:value="5.553801637038271">
            <text:p>5.553801637038271</text:p>
          </table:table-cell>
          <table:table-cell office:value-type="float" office:value="5.7312547720176195">
            <text:p>5.7312547720176195</text:p>
          </table:table-cell>
          <table:table-cell office:value-type="float" office:value="5.810525910096003">
            <text:p>5.810525910096003</text:p>
          </table:table-cell>
          <table:table-cell office:value-type="float" office:value="1.5000573195194289">
            <text:p>1.5000573195194289</text:p>
          </table:table-cell>
          <table:table-cell office:value-type="float" office:value="5.7550854187989895">
            <text:p>5.7550854187989895</text:p>
          </table:table-cell>
          <table:table-cell office:value-type="float" office:value="5.701484473275493">
            <text:p>5.701484473275493</text:p>
          </table:table-cell>
          <table:table-cell office:value-type="float" office:value="5.241276711128143">
            <text:p>5.241276711128143</text:p>
          </table:table-cell>
          <table:table-cell office:value-type="float" office:value="5.1142861852764225">
            <text:p>5.1142861852764225</text:p>
          </table:table-cell>
          <table:table-cell office:value-type="float" office:value="5.413587971044436">
            <text:p>5.413587971044436</text:p>
          </table:table-cell>
          <table:table-cell office:value-type="float" office:value="5.659415142051721">
            <text:p>5.659415142051721</text:p>
          </table:table-cell>
          <table:table-cell office:value-type="float" office:value="5.373339622249964">
            <text:p>5.373339622249964</text:p>
          </table:table-cell>
          <table:table-cell office:value-type="float" office:value="5.255572238014945">
            <text:p>5.255572238014945</text:p>
          </table:table-cell>
          <table:table-cell office:value-type="float" office:value="4.951508616455762">
            <text:p>4.951508616455762</text:p>
          </table:table-cell>
          <table:table-cell office:value-type="float" office:value="4.064864723594876">
            <text:p>4.064864723594876</text:p>
          </table:table-cell>
          <table:table-cell office:value-type="float" office:value="4.1226599009177844">
            <text:p>4.1226599009177844</text:p>
          </table:table-cell>
          <table:table-cell office:value-type="float" office:value="4.36848764927423">
            <text:p>4.36848764927423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0508833331557335">
            <text:p>2.0508833331557335</text:p>
          </table:table-cell>
          <table:table-cell office:value-type="float" office:value="1.9428990039975043">
            <text:p>1.9428990039975043</text:p>
          </table:table-cell>
          <table:table-cell office:value-type="float" office:value="1.899823731991635">
            <text:p>1.899823731991635</text:p>
          </table:table-cell>
          <table:table-cell office:value-type="float" office:value="1.8793711044057997">
            <text:p>1.8793711044057997</text:p>
          </table:table-cell>
          <table:table-cell office:value-type="float" office:value="1.9911368155785132">
            <text:p>1.9911368155785132</text:p>
          </table:table-cell>
          <table:table-cell office:value-type="float" office:value="2.428828617445213">
            <text:p>2.428828617445213</text:p>
          </table:table-cell>
          <table:table-cell office:value-type="float" office:value="3.9889720440341216">
            <text:p>3.9889720440341216</text:p>
          </table:table-cell>
          <table:table-cell office:value-type="float" office:value="4.798206543213997">
            <text:p>4.798206543213997</text:p>
          </table:table-cell>
          <table:table-cell office:value-type="float" office:value="4.984451031120477">
            <text:p>4.984451031120477</text:p>
          </table:table-cell>
          <table:table-cell office:value-type="float" office:value="4.95719296791684">
            <text:p>4.95719296791684</text:p>
          </table:table-cell>
          <table:table-cell office:value-type="float" office:value="5.139790131398923">
            <text:p>5.139790131398923</text:p>
          </table:table-cell>
          <table:table-cell office:value-type="float" office:value="5.104799836800681">
            <text:p>5.104799836800681</text:p>
          </table:table-cell>
          <table:table-cell office:value-type="float" office:value="4.799061402782881">
            <text:p>4.799061402782881</text:p>
          </table:table-cell>
          <table:table-cell office:value-type="float" office:value="4.682495007616864">
            <text:p>4.682495007616864</text:p>
          </table:table-cell>
          <table:table-cell office:value-type="float" office:value="4.14037025668673">
            <text:p>4.14037025668673</text:p>
          </table:table-cell>
          <table:table-cell office:value-type="float" office:value="3.7340228648934617">
            <text:p>3.7340228648934617</text:p>
          </table:table-cell>
          <table:table-cell office:value-type="float" office:value="3.833895211180387">
            <text:p>3.833895211180387</text:p>
          </table:table-cell>
          <table:table-cell office:value-type="float" office:value="4.175258024557261">
            <text:p>4.175258024557261</text:p>
          </table:table-cell>
          <table:table-cell office:value-type="float" office:value="4.102983440233598">
            <text:p>4.102983440233598</text:p>
          </table:table-cell>
          <table:table-cell office:value-type="float" office:value="3.9709952209375614">
            <text:p>3.9709952209375614</text:p>
          </table:table-cell>
          <table:table-cell office:value-type="float" office:value="3.888687798308297">
            <text:p>3.888687798308297</text:p>
          </table:table-cell>
          <table:table-cell office:value-type="float" office:value="3.5871328896895367">
            <text:p>3.5871328896895367</text:p>
          </table:table-cell>
          <table:table-cell office:value-type="float" office:value="2.832290391695423">
            <text:p>2.832290391695423</text:p>
          </table:table-cell>
          <table:table-cell office:value-type="float" office:value="2.454410725687107">
            <text:p>2.454410725687107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.4245780044797165">
            <text:p>2.4245780044797165</text:p>
          </table:table-cell>
          <table:table-cell office:value-type="float" office:value="2.2379259074473925">
            <text:p>2.2379259074473925</text:p>
          </table:table-cell>
          <table:table-cell office:value-type="float" office:value="2.1346837847278244">
            <text:p>2.1346837847278244</text:p>
          </table:table-cell>
          <table:table-cell office:value-type="float" office:value="2.155997913052064">
            <text:p>2.155997913052064</text:p>
          </table:table-cell>
          <table:table-cell office:value-type="float" office:value="2.1733305720906873">
            <text:p>2.1733305720906873</text:p>
          </table:table-cell>
          <table:table-cell office:value-type="float" office:value="2.502646715354353">
            <text:p>2.502646715354353</text:p>
          </table:table-cell>
          <table:table-cell office:value-type="float" office:value="3.2733224079746814">
            <text:p>3.2733224079746814</text:p>
          </table:table-cell>
          <table:table-cell office:value-type="float" office:value="3.832725983330321">
            <text:p>3.832725983330321</text:p>
          </table:table-cell>
          <table:table-cell office:value-type="float" office:value="4.187848330228693">
            <text:p>4.187848330228693</text:p>
          </table:table-cell>
          <table:table-cell office:value-type="float" office:value="4.469696538018915">
            <text:p>4.469696538018915</text:p>
          </table:table-cell>
          <table:table-cell office:value-type="float" office:value="4.365259651270898">
            <text:p>4.365259651270898</text:p>
          </table:table-cell>
          <table:table-cell office:value-type="float" office:value="4.352339667365533">
            <text:p>4.352339667365533</text:p>
          </table:table-cell>
          <table:table-cell office:value-type="float" office:value="4.34026217164689">
            <text:p>4.34026217164689</text:p>
          </table:table-cell>
          <table:table-cell office:value-type="float" office:value="4.146265323137299">
            <text:p>4.146265323137299</text:p>
          </table:table-cell>
          <table:table-cell office:value-type="float" office:value="4.020605139281824">
            <text:p>4.020605139281824</text:p>
          </table:table-cell>
          <table:table-cell office:value-type="float" office:value="3.7907109182058147">
            <text:p>3.7907109182058147</text:p>
          </table:table-cell>
          <table:table-cell office:value-type="float" office:value="3.9887527091256576">
            <text:p>3.9887527091256576</text:p>
          </table:table-cell>
          <table:table-cell office:value-type="float" office:value="4.534511531526849">
            <text:p>4.534511531526849</text:p>
          </table:table-cell>
          <table:table-cell office:value-type="float" office:value="4.429960481311604">
            <text:p>4.429960481311604</text:p>
          </table:table-cell>
          <table:table-cell office:value-type="float" office:value="4.271481077577498">
            <text:p>4.271481077577498</text:p>
          </table:table-cell>
          <table:table-cell office:value-type="float" office:value="4.100635169707713">
            <text:p>4.100635169707713</text:p>
          </table:table-cell>
          <table:table-cell office:value-type="float" office:value="3.868313013457259">
            <text:p>3.868313013457259</text:p>
          </table:table-cell>
          <table:table-cell office:value-type="float" office:value="3.3891083187933218">
            <text:p>3.3891083187933218</text:p>
          </table:table-cell>
          <table:table-cell office:value-type="float" office:value="2.9750967235144916">
            <text:p>2.975096723514491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7940588978791724">
            <text:p>-0.7940588978791724</text:p>
          </table:table-cell>
          <table:table-cell office:value-type="float" office:value="-0.8567918553562226">
            <text:p>-0.8567918553562226</text:p>
          </table:table-cell>
          <table:table-cell office:value-type="float" office:value="-0.8725073014590968">
            <text:p>-0.8725073014590968</text:p>
          </table:table-cell>
          <table:table-cell office:value-type="float" office:value="-0.8608389429230021">
            <text:p>-0.8608389429230021</text:p>
          </table:table-cell>
          <table:table-cell office:value-type="float" office:value="-0.8615549256460372">
            <text:p>-0.8615549256460372</text:p>
          </table:table-cell>
          <table:table-cell office:value-type="float" office:value="-0.7194352496155665">
            <text:p>-0.7194352496155665</text:p>
          </table:table-cell>
          <table:table-cell office:value-type="float" office:value="-0.026789625666681752">
            <text:p>-0.026789625666681752</text:p>
          </table:table-cell>
          <table:table-cell office:value-type="float" office:value="0.3709166642357475">
            <text:p>0.3709166642357475</text:p>
          </table:table-cell>
          <table:table-cell office:value-type="float" office:value="0.47274022139111277">
            <text:p>0.47274022139111277</text:p>
          </table:table-cell>
          <table:table-cell office:value-type="float" office:value="0.3293219910191304">
            <text:p>0.3293219910191304</text:p>
          </table:table-cell>
          <table:table-cell office:value-type="float" office:value="0.19443927969686828">
            <text:p>0.19443927969686828</text:p>
          </table:table-cell>
          <table:table-cell office:value-type="float" office:value="0.3856785735694951">
            <text:p>0.3856785735694951</text:p>
          </table:table-cell>
          <table:table-cell office:value-type="float" office:value="0.24318960737360715">
            <text:p>0.24318960737360715</text:p>
          </table:table-cell>
          <table:table-cell office:value-type="float" office:value="0.07378207103376773">
            <text:p>0.07378207103376773</text:p>
          </table:table-cell>
          <table:table-cell office:value-type="float" office:value="-0.2918991476906262">
            <text:p>-0.2918991476906262</text:p>
          </table:table-cell>
          <table:table-cell office:value-type="float" office:value="-0.29202336106925414">
            <text:p>-0.29202336106925414</text:p>
          </table:table-cell>
          <table:table-cell office:value-type="float" office:value="-0.24055676567227055">
            <text:p>-0.24055676567227055</text:p>
          </table:table-cell>
          <table:table-cell office:value-type="float" office:value="-0.12135603013391941">
            <text:p>-0.12135603013391941</text:p>
          </table:table-cell>
          <table:table-cell office:value-type="float" office:value="-0.29577623894906346">
            <text:p>-0.29577623894906346</text:p>
          </table:table-cell>
          <table:table-cell office:value-type="float" office:value="-0.16852505420745803">
            <text:p>-0.16852505420745803</text:p>
          </table:table-cell>
          <table:table-cell office:value-type="float" office:value="-0.23137590713637846">
            <text:p>-0.23137590713637846</text:p>
          </table:table-cell>
          <table:table-cell office:value-type="float" office:value="-0.3837637128191914">
            <text:p>-0.3837637128191914</text:p>
          </table:table-cell>
          <table:table-cell office:value-type="float" office:value="-0.6062937290806619">
            <text:p>-0.6062937290806619</text:p>
          </table:table-cell>
          <table:table-cell office:value-type="float" office:value="-0.6844074588566607">
            <text:p>-0.684407458856660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8444357243747088">
            <text:p>-0.8444357243747088</text:p>
          </table:table-cell>
          <table:table-cell office:value-type="float" office:value="-0.8528108268561938">
            <text:p>-0.8528108268561938</text:p>
          </table:table-cell>
          <table:table-cell office:value-type="float" office:value="-0.8615124633010842">
            <text:p>-0.8615124633010842</text:p>
          </table:table-cell>
          <table:table-cell office:value-type="float" office:value="-0.8690549218073096">
            <text:p>-0.8690549218073096</text:p>
          </table:table-cell>
          <table:table-cell office:value-type="float" office:value="-0.8729241670822848">
            <text:p>-0.8729241670822848</text:p>
          </table:table-cell>
          <table:table-cell office:value-type="float" office:value="-0.7980707813703436">
            <text:p>-0.7980707813703436</text:p>
          </table:table-cell>
          <table:table-cell office:value-type="float" office:value="-0.6924113611018486">
            <text:p>-0.6924113611018486</text:p>
          </table:table-cell>
          <table:table-cell office:value-type="float" office:value="-0.6321697237667613">
            <text:p>-0.6321697237667613</text:p>
          </table:table-cell>
          <table:table-cell office:value-type="float" office:value="-0.6506831298521433">
            <text:p>-0.6506831298521433</text:p>
          </table:table-cell>
          <table:table-cell office:value-type="float" office:value="-0.7208340973711439">
            <text:p>-0.7208340973711439</text:p>
          </table:table-cell>
          <table:table-cell office:value-type="float" office:value="-0.7688479017164584">
            <text:p>-0.7688479017164584</text:p>
          </table:table-cell>
          <table:table-cell office:value-type="float" office:value="-0.8140862261442404">
            <text:p>-0.8140862261442404</text:p>
          </table:table-cell>
          <table:table-cell office:value-type="float" office:value="-0.8150493132677682">
            <text:p>-0.8150493132677682</text:p>
          </table:table-cell>
          <table:table-cell office:value-type="float" office:value="-0.830036464036856">
            <text:p>-0.830036464036856</text:p>
          </table:table-cell>
          <table:table-cell office:value-type="float" office:value="-0.8373339632991158">
            <text:p>-0.8373339632991158</text:p>
          </table:table-cell>
          <table:table-cell office:value-type="float" office:value="-0.8123556137696164">
            <text:p>-0.8123556137696164</text:p>
          </table:table-cell>
          <table:table-cell office:value-type="float" office:value="-0.6877095012373193">
            <text:p>-0.6877095012373193</text:p>
          </table:table-cell>
          <table:table-cell office:value-type="float" office:value="-0.4098798768792029">
            <text:p>-0.4098798768792029</text:p>
          </table:table-cell>
          <table:table-cell office:value-type="float" office:value="-0.5286815839178169">
            <text:p>-0.5286815839178169</text:p>
          </table:table-cell>
          <table:table-cell office:value-type="float" office:value="-0.6412958955040665">
            <text:p>-0.6412958955040665</text:p>
          </table:table-cell>
          <table:table-cell office:value-type="float" office:value="-0.6903708176876245">
            <text:p>-0.6903708176876245</text:p>
          </table:table-cell>
          <table:table-cell office:value-type="float" office:value="-0.7303846868580408">
            <text:p>-0.7303846868580408</text:p>
          </table:table-cell>
          <table:table-cell office:value-type="float" office:value="-0.7720801824314293">
            <text:p>-0.7720801824314293</text:p>
          </table:table-cell>
          <table:table-cell office:value-type="float" office:value="-0.7758187494724896">
            <text:p>-0.7758187494724896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849978573754959">
            <text:p>-0.849978573754959</text:p>
          </table:table-cell>
          <table:table-cell office:value-type="float" office:value="-0.8926890809941125">
            <text:p>-0.8926890809941125</text:p>
          </table:table-cell>
          <table:table-cell office:value-type="float" office:value="-0.9306212373764089">
            <text:p>-0.9306212373764089</text:p>
          </table:table-cell>
          <table:table-cell office:value-type="float" office:value="-0.9339401177665195">
            <text:p>-0.9339401177665195</text:p>
          </table:table-cell>
          <table:table-cell office:value-type="float" office:value="-0.931872451345796">
            <text:p>-0.931872451345796</text:p>
          </table:table-cell>
          <table:table-cell office:value-type="float" office:value="-0.7854948746947777">
            <text:p>-0.7854948746947777</text:p>
          </table:table-cell>
          <table:table-cell office:value-type="float" office:value="-0.5986301426949229">
            <text:p>-0.5986301426949229</text:p>
          </table:table-cell>
          <table:table-cell office:value-type="float" office:value="-0.4844502782438086">
            <text:p>-0.4844502782438086</text:p>
          </table:table-cell>
          <table:table-cell office:value-type="float" office:value="-0.4758667429507294">
            <text:p>-0.4758667429507294</text:p>
          </table:table-cell>
          <table:table-cell office:value-type="float" office:value="-0.3986116341139619">
            <text:p>-0.3986116341139619</text:p>
          </table:table-cell>
          <table:table-cell office:value-type="float" office:value="-0.3944762131153972">
            <text:p>-0.3944762131153972</text:p>
          </table:table-cell>
          <table:table-cell office:value-type="float" office:value="-0.3861702551997772">
            <text:p>-0.3861702551997772</text:p>
          </table:table-cell>
          <table:table-cell office:value-type="float" office:value="-0.4647632658381894">
            <text:p>-0.4647632658381894</text:p>
          </table:table-cell>
          <table:table-cell office:value-type="float" office:value="-0.500141363596533">
            <text:p>-0.500141363596533</text:p>
          </table:table-cell>
          <table:table-cell office:value-type="float" office:value="-0.48669214312881093">
            <text:p>-0.48669214312881093</text:p>
          </table:table-cell>
          <table:table-cell office:value-type="float" office:value="-0.6033043506102472">
            <text:p>-0.6033043506102472</text:p>
          </table:table-cell>
          <table:table-cell office:value-type="float" office:value="-0.5344941940777703">
            <text:p>-0.5344941940777703</text:p>
          </table:table-cell>
          <table:table-cell office:value-type="float" office:value="-0.26795946532010084">
            <text:p>-0.26795946532010084</text:p>
          </table:table-cell>
          <table:table-cell office:value-type="float" office:value="-0.3173082622821808">
            <text:p>-0.3173082622821808</text:p>
          </table:table-cell>
          <table:table-cell office:value-type="float" office:value="-0.3945284021289869">
            <text:p>-0.3945284021289869</text:p>
          </table:table-cell>
          <table:table-cell office:value-type="float" office:value="-0.42601386359049853">
            <text:p>-0.42601386359049853</text:p>
          </table:table-cell>
          <table:table-cell office:value-type="float" office:value="-0.5530171505175534">
            <text:p>-0.5530171505175534</text:p>
          </table:table-cell>
          <table:table-cell office:value-type="float" office:value="-0.6115928240308867">
            <text:p>-0.6115928240308867</text:p>
          </table:table-cell>
          <table:table-cell office:value-type="float" office:value="-0.6398115059587597">
            <text:p>-0.6398115059587597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47150278931776934">
            <text:p>0.47150278931776934</text:p>
          </table:table-cell>
          <table:table-cell office:value-type="float" office:value="0.3688276344068709">
            <text:p>0.3688276344068709</text:p>
          </table:table-cell>
          <table:table-cell office:value-type="float" office:value="0.27965309556322643">
            <text:p>0.27965309556322643</text:p>
          </table:table-cell>
          <table:table-cell office:value-type="float" office:value="0.41661948851590036">
            <text:p>0.41661948851590036</text:p>
          </table:table-cell>
          <table:table-cell office:value-type="float" office:value="0.3421125602759307">
            <text:p>0.3421125602759307</text:p>
          </table:table-cell>
          <table:table-cell office:value-type="float" office:value="0.49288188943764316">
            <text:p>0.49288188943764316</text:p>
          </table:table-cell>
          <table:table-cell office:value-type="float" office:value="0.6573599148497334">
            <text:p>0.6573599148497334</text:p>
          </table:table-cell>
          <table:table-cell office:value-type="float" office:value="1.2804015568083094">
            <text:p>1.2804015568083094</text:p>
          </table:table-cell>
          <table:table-cell office:value-type="float" office:value="1.4745969351466226">
            <text:p>1.4745969351466226</text:p>
          </table:table-cell>
          <table:table-cell office:value-type="float" office:value="1.5193895959594836">
            <text:p>1.5193895959594836</text:p>
          </table:table-cell>
          <table:table-cell office:value-type="float" office:value="1.4421478870045834">
            <text:p>1.4421478870045834</text:p>
          </table:table-cell>
          <table:table-cell office:value-type="float" office:value="1.538357363828718">
            <text:p>1.538357363828718</text:p>
          </table:table-cell>
          <table:table-cell office:value-type="float" office:value="1.526926706267244">
            <text:p>1.526926706267244</text:p>
          </table:table-cell>
          <table:table-cell office:value-type="float" office:value="1.5092221123496776">
            <text:p>1.5092221123496776</text:p>
          </table:table-cell>
          <table:table-cell office:value-type="float" office:value="1.2693413648404865">
            <text:p>1.2693413648404865</text:p>
          </table:table-cell>
          <table:table-cell office:value-type="float" office:value="1.2074243602577728">
            <text:p>1.2074243602577728</text:p>
          </table:table-cell>
          <table:table-cell office:value-type="float" office:value="1.0494102497900957">
            <text:p>1.0494102497900957</text:p>
          </table:table-cell>
          <table:table-cell office:value-type="float" office:value="1.148019539668176">
            <text:p>1.148019539668176</text:p>
          </table:table-cell>
          <table:table-cell office:value-type="float" office:value="0.9731370643143057">
            <text:p>0.9731370643143057</text:p>
          </table:table-cell>
          <table:table-cell office:value-type="float" office:value="1.0154968825398452">
            <text:p>1.0154968825398452</text:p>
          </table:table-cell>
          <table:table-cell office:value-type="float" office:value="0.8585820619423105">
            <text:p>0.8585820619423105</text:p>
          </table:table-cell>
          <table:table-cell office:value-type="float" office:value="0.9037919997782412">
            <text:p>0.9037919997782412</text:p>
          </table:table-cell>
          <table:table-cell office:value-type="float" office:value="0.5610785899747956">
            <text:p>0.5610785899747956</text:p>
          </table:table-cell>
          <table:table-cell office:value-type="float" office:value="0.5761998277196769">
            <text:p>0.576199827719676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7050128310286932">
            <text:p>-0.7050128310286932</text:p>
          </table:table-cell>
          <table:table-cell office:value-type="float" office:value="-0.7119990671789937">
            <text:p>-0.7119990671789937</text:p>
          </table:table-cell>
          <table:table-cell office:value-type="float" office:value="-0.7207809175107854">
            <text:p>-0.7207809175107854</text:p>
          </table:table-cell>
          <table:table-cell office:value-type="float" office:value="-0.7296321351193954">
            <text:p>-0.7296321351193954</text:p>
          </table:table-cell>
          <table:table-cell office:value-type="float" office:value="-0.7453176896028503">
            <text:p>-0.7453176896028503</text:p>
          </table:table-cell>
          <table:table-cell office:value-type="float" office:value="-0.6428462205252196">
            <text:p>-0.6428462205252196</text:p>
          </table:table-cell>
          <table:table-cell office:value-type="float" office:value="-0.5439581994114921">
            <text:p>-0.5439581994114921</text:p>
          </table:table-cell>
          <table:table-cell office:value-type="float" office:value="-0.2573476862945183">
            <text:p>-0.2573476862945183</text:p>
          </table:table-cell>
          <table:table-cell office:value-type="float" office:value="-0.12704316895570464">
            <text:p>-0.12704316895570464</text:p>
          </table:table-cell>
          <table:table-cell office:value-type="float" office:value="-0.11854914461342818">
            <text:p>-0.11854914461342818</text:p>
          </table:table-cell>
          <table:table-cell office:value-type="float" office:value="-0.08942575454124016">
            <text:p>-0.08942575454124016</text:p>
          </table:table-cell>
          <table:table-cell office:value-type="float" office:value="-0.031308885415322105">
            <text:p>-0.031308885415322105</text:p>
          </table:table-cell>
          <table:table-cell office:value-type="float" office:value="-0.12331921175256381">
            <text:p>-0.12331921175256381</text:p>
          </table:table-cell>
          <table:table-cell office:value-type="float" office:value="-0.13107873837025305">
            <text:p>-0.13107873837025305</text:p>
          </table:table-cell>
          <table:table-cell office:value-type="float" office:value="-0.24046293414441763">
            <text:p>-0.24046293414441763</text:p>
          </table:table-cell>
          <table:table-cell office:value-type="float" office:value="-0.343756901846382">
            <text:p>-0.343756901846382</text:p>
          </table:table-cell>
          <table:table-cell office:value-type="float" office:value="-0.3034944240869384">
            <text:p>-0.3034944240869384</text:p>
          </table:table-cell>
          <table:table-cell office:value-type="float" office:value="-0.3465954690136057">
            <text:p>-0.3465954690136057</text:p>
          </table:table-cell>
          <table:table-cell office:value-type="float" office:value="-0.38260333627833154">
            <text:p>-0.38260333627833154</text:p>
          </table:table-cell>
          <table:table-cell office:value-type="float" office:value="-0.364289930837232">
            <text:p>-0.364289930837232</text:p>
          </table:table-cell>
          <table:table-cell office:value-type="float" office:value="-0.42023816326345986">
            <text:p>-0.42023816326345986</text:p>
          </table:table-cell>
          <table:table-cell office:value-type="float" office:value="-0.4912017551135969">
            <text:p>-0.4912017551135969</text:p>
          </table:table-cell>
          <table:table-cell office:value-type="float" office:value="-0.6092863372692425">
            <text:p>-0.6092863372692425</text:p>
          </table:table-cell>
          <table:table-cell office:value-type="float" office:value="-0.5167056703644161">
            <text:p>-0.516705670364416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1.934810059519586">
            <text:p>-1.934810059519586</text:p>
          </table:table-cell>
          <table:table-cell office:value-type="float" office:value="-1.9757151677627274">
            <text:p>-1.9757151677627274</text:p>
          </table:table-cell>
          <table:table-cell office:value-type="float" office:value="-1.9678892841235784">
            <text:p>-1.9678892841235784</text:p>
          </table:table-cell>
          <table:table-cell office:value-type="float" office:value="-1.9650614094925156">
            <text:p>-1.9650614094925156</text:p>
          </table:table-cell>
          <table:table-cell office:value-type="float" office:value="-1.9245508631218224">
            <text:p>-1.9245508631218224</text:p>
          </table:table-cell>
          <table:table-cell office:value-type="float" office:value="-1.8467850601030877">
            <text:p>-1.8467850601030877</text:p>
          </table:table-cell>
          <table:table-cell office:value-type="float" office:value="-1.411759629028099">
            <text:p>-1.411759629028099</text:p>
          </table:table-cell>
          <table:table-cell office:value-type="float" office:value="-1.1231160649171827">
            <text:p>-1.1231160649171827</text:p>
          </table:table-cell>
          <table:table-cell office:value-type="float" office:value="-1.0370968456248877">
            <text:p>-1.0370968456248877</text:p>
          </table:table-cell>
          <table:table-cell office:value-type="float" office:value="-1.1844408887556066">
            <text:p>-1.1844408887556066</text:p>
          </table:table-cell>
          <table:table-cell office:value-type="float" office:value="-1.1184468231861469">
            <text:p>-1.1184468231861469</text:p>
          </table:table-cell>
          <table:table-cell office:value-type="float" office:value="-1.0195378872655136">
            <text:p>-1.0195378872655136</text:p>
          </table:table-cell>
          <table:table-cell office:value-type="float" office:value="-1.080731210070259">
            <text:p>-1.080731210070259</text:p>
          </table:table-cell>
          <table:table-cell office:value-type="float" office:value="-1.1700714255234859">
            <text:p>-1.1700714255234859</text:p>
          </table:table-cell>
          <table:table-cell office:value-type="float" office:value="-1.4216513277885026">
            <text:p>-1.4216513277885026</text:p>
          </table:table-cell>
          <table:table-cell office:value-type="float" office:value="-1.5766266036428198">
            <text:p>-1.5766266036428198</text:p>
          </table:table-cell>
          <table:table-cell office:value-type="float" office:value="-1.5724499251132418">
            <text:p>-1.5724499251132418</text:p>
          </table:table-cell>
          <table:table-cell office:value-type="float" office:value="-1.5506432042018388">
            <text:p>-1.5506432042018388</text:p>
          </table:table-cell>
          <table:table-cell office:value-type="float" office:value="-1.6344662827674339">
            <text:p>-1.6344662827674339</text:p>
          </table:table-cell>
          <table:table-cell office:value-type="float" office:value="-1.6900038856957589">
            <text:p>-1.6900038856957589</text:p>
          </table:table-cell>
          <table:table-cell office:value-type="float" office:value="-1.7189400196319597">
            <text:p>-1.7189400196319597</text:p>
          </table:table-cell>
          <table:table-cell office:value-type="float" office:value="-1.7693480831328148">
            <text:p>-1.7693480831328148</text:p>
          </table:table-cell>
          <table:table-cell office:value-type="float" office:value="-1.8465877644740107">
            <text:p>-1.8465877644740107</text:p>
          </table:table-cell>
          <table:table-cell office:value-type="float" office:value="-1.8819688008029398">
            <text:p>-1.8819688008029398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7674494947464686">
            <text:p>-0.7674494947464686</text:p>
          </table:table-cell>
          <table:table-cell office:value-type="float" office:value="-0.789828032108007">
            <text:p>-0.789828032108007</text:p>
          </table:table-cell>
          <table:table-cell office:value-type="float" office:value="-0.7909992288003644">
            <text:p>-0.7909992288003644</text:p>
          </table:table-cell>
          <table:table-cell office:value-type="float" office:value="-0.7887760238385769">
            <text:p>-0.7887760238385769</text:p>
          </table:table-cell>
          <table:table-cell office:value-type="float" office:value="-0.7865812054686404">
            <text:p>-0.7865812054686404</text:p>
          </table:table-cell>
          <table:table-cell office:value-type="float" office:value="-0.7353521641177482">
            <text:p>-0.7353521641177482</text:p>
          </table:table-cell>
          <table:table-cell office:value-type="float" office:value="-0.5512053454376659">
            <text:p>-0.5512053454376659</text:p>
          </table:table-cell>
          <table:table-cell office:value-type="float" office:value="-0.44987934705375265">
            <text:p>-0.44987934705375265</text:p>
          </table:table-cell>
          <table:table-cell office:value-type="float" office:value="-0.2899836698404998">
            <text:p>-0.2899836698404998</text:p>
          </table:table-cell>
          <table:table-cell office:value-type="float" office:value="-0.16746287848380398">
            <text:p>-0.16746287848380398</text:p>
          </table:table-cell>
          <table:table-cell office:value-type="float" office:value="-0.21423933891289243">
            <text:p>-0.21423933891289243</text:p>
          </table:table-cell>
          <table:table-cell office:value-type="float" office:value="-0.1653953883773155">
            <text:p>-0.1653953883773155</text:p>
          </table:table-cell>
          <table:table-cell office:value-type="float" office:value="-0.19722460382586054">
            <text:p>-0.19722460382586054</text:p>
          </table:table-cell>
          <table:table-cell office:value-type="float" office:value="-0.28525163085606264">
            <text:p>-0.28525163085606264</text:p>
          </table:table-cell>
          <table:table-cell office:value-type="float" office:value="-0.3565854905783493">
            <text:p>-0.3565854905783493</text:p>
          </table:table-cell>
          <table:table-cell office:value-type="float" office:value="-0.36778934926207296">
            <text:p>-0.36778934926207296</text:p>
          </table:table-cell>
          <table:table-cell office:value-type="float" office:value="-0.3781913895759735">
            <text:p>-0.3781913895759735</text:p>
          </table:table-cell>
          <table:table-cell office:value-type="float" office:value="-0.25524903088315354">
            <text:p>-0.25524903088315354</text:p>
          </table:table-cell>
          <table:table-cell office:value-type="float" office:value="-0.30929589695370807">
            <text:p>-0.30929589695370807</text:p>
          </table:table-cell>
          <table:table-cell office:value-type="float" office:value="-0.38344170425448715">
            <text:p>-0.38344170425448715</text:p>
          </table:table-cell>
          <table:table-cell office:value-type="float" office:value="-0.45092894569530295">
            <text:p>-0.45092894569530295</text:p>
          </table:table-cell>
          <table:table-cell office:value-type="float" office:value="-0.5737296946716318">
            <text:p>-0.5737296946716318</text:p>
          </table:table-cell>
          <table:table-cell office:value-type="float" office:value="-0.7171121332538889">
            <text:p>-0.7171121332538889</text:p>
          </table:table-cell>
          <table:table-cell office:value-type="float" office:value="-0.7298729054049572">
            <text:p>-0.7298729054049572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